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Woodcraft</text:p>
          </table:table-cell>
          <table:table-cell table:style-name="Default" office:value-type="float" office:value="159760" calcext:value-type="float">
            <text:p>159760</text:p>
          </table:table-cell>
          <table:table-cell table:style-name="ce13" office:value-type="currency" office:currency="USD" office:value="20.5" calcext:value-type="currency">
            <text:p>$20.50</text:p>
          </table:table-cell>
          <table:table-cell table:style-name="ce12" table:formula="of:=[.B7]*[.F7]" office:value-type="currency" office:currency="USD" office:value="82" calcext:value-type="currency">
            <text:p>$82.00</text:p>
          </table:table-cell>
          <table:table-cell table:style-name="Default" office:value-type="string" calcext:value-type="string">
            <text:p><text:a xlink:href="http://www.woodcraft.com/product/159760/mediumdensity-fibreboard-mdf-34-x-24-x-48.aspx" xlink:type="simple">http://www.woodcraft.com/product/159760/mediumdensity-fibreboard-mdf-34-x-24-x-48.aspx</text:a></text:p>
          </table:table-cell>
          <table:table-cell table:style-name="Default" office:value-type="string" calcext:value-type="string">
            <text:p>The local Parr lumber sold me a 4'x8' sheet of 3/4" MDF, cut in 4 pieces, for $46.19</text:p>
          </table:table-cell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template for holes for rail assemblies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/>
          <table:table-cell table:style-name="Default" office:value-type="string" calcext:value-type="string">
            <text:p>I bought a piece of 1"x24", thin aluminum strip. <text:s/>Beware: it bends easi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the separate components below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tapered head 1 and 1/2" bolt (book page 82 says 1/4"-20 x 1") flat head. The book's 1" is way too short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500A546</text:p>
          </table:table-cell>
          <table:table-cell table:style-name="ce13" office:value-type="currency" office:currency="USD" office:value="5.85" calcext:value-type="currency">
            <text:p>$5.85</text:p>
          </table:table-cell>
          <table:table-cell table:style-name="ce12" table:formula="of:=[.B24]*[.F24]" office:value-type="currency" office:currency="USD" office:value="5.85" calcext:value-type="currency">
            <text:p>$5.85</text:p>
          </table:table-cell>
          <table:table-cell table:style-name="Default" office:value-type="string" calcext:value-type="string">
            <text:p><text:a xlink:href="http://www.mcmaster.com/#91500a546" xlink:type="simple">http://www.mcmaster.com/#91500a546</text:a></text:p>
          </table:table-cell>
          <table:table-cell table:style-name="Default" office:value-type="string" calcext:value-type="string">
            <text:p>Type 316 Stainless Steel Flat Head Phillips Machine Screw 1/4"-20 Thread, 1-1/2" Length</text:p>
          </table:table-cell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– 20 nuts to match bolts, above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29</text:p>
          </table:table-cell>
          <table:table-cell table:style-name="ce13" office:value-type="currency" office:currency="USD" office:value="2.68" calcext:value-type="currency">
            <text:p>$2.68</text:p>
          </table:table-cell>
          <table:table-cell table:style-name="ce12" table:formula="of:=[.B25]*[.F25]" office:value-type="currency" office:currency="USD" office:value="2.68" calcext:value-type="currency">
            <text:p>$2.68</text:p>
          </table:table-cell>
          <table:table-cell table:style-name="Default" office:value-type="string" calcext:value-type="string">
            <text:p><text:a xlink:href="http://www.mcmaster.com/#90473a029" xlink:type="simple">http://www.mcmaster.com/#90473a029</text:a></text:p>
          </table:table-cell>
          <table:table-cell table:style-name="Default" office:value-type="string" calcext:value-type="string">
            <text:p>Low-Strength Steel Hex Nut Zinc Plated, 1/4"-20 Thread Size, 7/16" Wide, 7/32" High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"-20 pan head bolts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/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not Acme) <text:s/>(1/2"-13), either 8' or 6' + 3' for lead screws (see below)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6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914A033</text:p>
          </table:table-cell>
          <table:table-cell table:style-name="ce13" office:value-type="currency" office:currency="USD" office:value="9.05" calcext:value-type="currency">
            <text:p>$9.05</text:p>
          </table:table-cell>
          <table:table-cell table:style-name="ce12" table:formula="of:=[.B29]*[.F29]" office:value-type="currency" office:currency="USD" office:value="9.05" calcext:value-type="currency">
            <text:p>$9.05</text:p>
          </table:table-cell>
          <table:table-cell table:style-name="Default" office:value-type="string" calcext:value-type="string">
            <text:p><text:a xlink:href="http://www.mcmaster.com/#98914a033" xlink:type="simple">http://www.mcmaster.com/#98914a033</text:a></text:p>
          </table:table-cell>
          <table:table-cell table:style-name="Default" office:value-type="string" calcext:value-type="string">
            <text:p>Low-Strength Steel Threaded Rod Zinc Plated, 1/2"-13 Thread, 6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3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841A033</text:p>
          </table:table-cell>
          <table:table-cell table:style-name="ce13" office:value-type="currency" office:currency="USD" office:value="4.85" calcext:value-type="currency">
            <text:p>$4.85</text:p>
          </table:table-cell>
          <table:table-cell table:style-name="ce12" table:formula="of:=[.B30]*[.F30]" office:value-type="currency" office:currency="USD" office:value="4.85" calcext:value-type="currency">
            <text:p>$4.85</text:p>
          </table:table-cell>
          <table:table-cell table:style-name="Default" office:value-type="string" calcext:value-type="string">
            <text:p><text:a xlink:href="http://www.mcmaster.com/#98841a033" xlink:type="simple">http://www.mcmaster.com/#98841a033</text:a></text:p>
          </table:table-cell>
          <table:table-cell table:style-name="Default" office:value-type="string" calcext:value-type="string">
            <text:p>Low-Strength Steel Threaded Rod Zinc Plated, 1/2"-13 Thread, 3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31]*[.F31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2]*[.F3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3]*[.F33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4]*[.F34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2 3/4" length bolts for rail assemblies. <text:s/>(book says 1/4",and 1" but it's for 5/16" holes in bearings and 1" is too long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1</text:p>
          </table:table-cell>
          <table:table-cell table:style-name="ce13" office:value-type="currency" office:currency="USD" office:value="7.55" calcext:value-type="currency">
            <text:p>$7.55</text:p>
          </table:table-cell>
          <table:table-cell table:style-name="ce12" table:formula="of:=[.B35]*[.F35]" office:value-type="currency" office:currency="USD" office:value="7.55" calcext:value-type="currency">
            <text:p>$7.55</text:p>
          </table:table-cell>
          <table:table-cell table:style-name="Default" office:value-type="string" calcext:value-type="string">
            <text:p><text:a xlink:href="http://www.mcmaster.com/#91309a581" xlink:type="simple">http://www.mcmaster.com/#91309a581</text:a></text:p>
          </table:table-cell>
          <table:table-cell table:style-name="Default" office:value-type="string" calcext:value-type="string">
            <text:p>Low-Strength Zinc-Plated Steel Cap Screw 5/16"-18 Fully Threaded, 3/4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6]*[.F36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of 1/2" square nut, to follow the lead screw (1/2" – 13)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4855A285</text:p>
          </table:table-cell>
          <table:table-cell table:style-name="ce13" office:value-type="currency" office:currency="USD" office:value="7.67" calcext:value-type="currency">
            <text:p>$7.67</text:p>
          </table:table-cell>
          <table:table-cell table:style-name="ce12" table:formula="of:=[.B42]*[.F42]" office:value-type="currency" office:currency="USD" office:value="7.67" calcext:value-type="currency">
            <text:p>$7.67</text:p>
          </table:table-cell>
          <table:table-cell table:style-name="Default" office:value-type="string" calcext:value-type="string">
            <text:p>http://www.mcmaster.com/#94855a285</text:p>
          </table:table-cell>
          <table:table-cell table:style-name="Default" office:value-type="string" calcext:value-type="string">
            <text:p>Low-Strength Steel Square Nut Zinc Plated, 1/2"-13 Thread Size, 13/16" Wide, 7/16" High</text:p>
          </table:table-cell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/4" washers (plans say 3/4" counterbored holes)</text:p>
          </table:table-cell>
          <table:table-cell office:value-type="string" calcext:value-type="string">
            <text:p>McMaster-Carr (pack of 10)</text:p>
          </table:table-cell>
          <table:table-cell table:style-name="Default" office:value-type="string" calcext:value-type="string">
            <text:p>93960A120</text:p>
          </table:table-cell>
          <table:table-cell table:style-name="ce13" office:value-type="currency" office:currency="USD" office:value="9.78" calcext:value-type="currency">
            <text:p>$9.78</text:p>
          </table:table-cell>
          <table:table-cell table:style-name="ce12" table:formula="of:=[.B44]*[.F44]" office:value-type="currency" office:currency="USD" office:value="9.78" calcext:value-type="currency">
            <text:p>$9.78</text:p>
          </table:table-cell>
          <table:table-cell table:style-name="Default" office:value-type="string" calcext:value-type="string">
            <text:p><text:a xlink:href="http://www.mcmaster.com/#93960a120" xlink:type="simple">http://www.mcmaster.com/#93960a120</text:a></text:p>
          </table:table-cell>
          <table:table-cell table:style-name="Default" office:value-type="string" calcext:value-type="string">
            <text:p>Chrome-Plated Steel Flat Washer 1/4" Screw Size, 0.312" ID, 0.734" OD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7]*[.F5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 office:value-type="string" calcext:value-type="string">
            <text:p>McMaster-Carr</text:p>
          </table:table-cell>
          <table:table-cell table:style-name="Default"/>
          <table:table-cell/>
          <table:table-cell table:style-name="ce12" table:formula="of:=[.B58]*[.F5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9])" office:value-type="currency" office:currency="USD" office:value="565" calcext:value-type="currency">
            <text:p>$565.0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DEWALT 12-in Turbo High-Performance Aluminum Oxide Circular Saw Blade (for cutting aluminum rails)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178770 </text:p>
          </table:table-cell>
          <table:table-cell table:style-name="ce13" office:value-type="currency" office:currency="USD" office:value="6.98" calcext:value-type="currency">
            <text:p>$6.98</text:p>
          </table:table-cell>
          <table:table-cell table:style-name="ce13" table:formula="of:=[.B63]*[.F63]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lowes.com/pd_178770-70-DW8057___?Ntt=12%22+blade+cuts+metal&amp;UserSearch=12%22+blade+cuts+metal&amp;productId=1224259" xlink:type="simple">http://www.lowes.com/pd_178770-70-DW8057___?Ntt=12%22+blade+cuts+metal&amp;UserSearch=12%22+blade+cuts+metal&amp;productId=1224259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5]*[.F6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 (you can buy a 6" or a 12")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W</text:p>
          </table:table-cell>
          <table:table-cell table:style-name="ce13" office:value-type="currency" office:currency="USD" office:value="19.79" calcext:value-type="currency">
            <text:p>$19.79</text:p>
          </table:table-cell>
          <table:table-cell table:style-name="ce13" table:formula="of:=[.B66]*[.F66]" office:value-type="currency" office:currency="USD" office:value="19.79" calcext:value-type="currency">
            <text:p>$19.79</text:p>
          </table:table-cell>
          <table:table-cell office:value-type="string" calcext:value-type="string">
            <text:p><text:a xlink:href="http://www.amazon.com/Incra-T-RULE06-6-Inch-Precision-Marking/dp/B00004TRBW" xlink:type="simple">http://www.amazon.com/Incra-T-RULE06-6-Inch-Precision-Marking/dp/B00004TRBW</text:a></text:p>
          </table:table-cell>
          <table:table-cell office:value-type="string" calcext:value-type="string">
            <text:p>Incra T-RULE06 6-Inch Precision Marking T-Rule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7]*[.F67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8]*[.F6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 with vent and metal nose strip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71]*[.F7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for rails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72]*[.F72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3]*[.F73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4]*[.F74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4">
          <table:table-cell office:value-type="float" office:value="83137" calcext:value-type="float">
            <text:p>83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, for nuts in the bolts that hold the top and bottom X axis sheets together. For countersunk holes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 for cross dowels (book says 7/16"; Mcmaster parts are 1/2") Measure your cross dowel diameter</text:p>
          </table:table-cell>
          <table:table-cell office:value-type="string" calcext:value-type="string">
            <text:p>XXXX need to investigate dowel size</text:p>
          </table:table-cell>
          <table:table-cell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utside diameter of lead screw bearing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8" Forstner wood bit for lead screw bearings' smaller hole (book suggests 1" or 3/4", but 7/8" fits the bearing better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7]*[.F8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8]*[.F8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/3 oz bottle Threadlocking adhesive (to keep the rail assemblies from coming apart)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458A115</text:p>
          </table:table-cell>
          <table:table-cell table:style-name="ce13" office:value-type="currency" office:currency="USD" office:value="13.63" calcext:value-type="currency">
            <text:p>$13.63</text:p>
          </table:table-cell>
          <table:table-cell table:style-name="ce13" table:formula="of:=[.B89]*[.F89]" office:value-type="currency" office:currency="USD" office:value="13.63" calcext:value-type="currency">
            <text:p>$13.63</text:p>
          </table:table-cell>
          <table:table-cell office:value-type="string" calcext:value-type="string">
            <text:p><text:a xlink:href="http://www.mcmaster.com/#91458a115" xlink:type="simple">http://www.mcmaster.com/#91458a115</text:a></text:p>
          </table:table-cell>
          <table:table-cell office:value-type="string" calcext:value-type="string">
            <text:p>Loctite 243 Threadlocker, 0.34 oz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4:.G87])" office:value-type="currency" office:currency="USD" office:value="213.4" calcext:value-type="currency">
            <text:p>$213.40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1:46:57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24M5S</meta:editing-duration>
    <meta:editing-cycles>151</meta:editing-cycles>
    <meta:generator>LibreOffice/5.0.2.2$Windows_x86 LibreOffice_project/37b43f919e4de5eeaca9b9755ed688758a8251fe</meta:generator>
    <dc:date>2015-12-06T11:50:19.448000000</dc:date>
    <meta:document-statistic meta:table-count="1" meta:cell-count="460" meta:object-count="0"/>
    <meta:user-defined meta:name="Info 1"/>
    <meta:user-defined meta:name="Info 2"/>
    <meta:user-defined meta:name="Info 3"/>
    <meta:user-defined meta:name="Info 4"/>
  </office:meta>
</office:document-meta>
</file>